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7">
      <style:text-properties officeooo:paragraph-rsid="000d3a1d"/>
    </style:style>
    <style:style style:name="P2" style:family="paragraph" style:parent-style-name="Text_20_body" style:list-style-name="L7">
      <style:text-properties officeooo:paragraph-rsid="000dcf8a"/>
    </style:style>
    <style:style style:name="P3" style:family="paragraph" style:parent-style-name="Text_20_body" style:list-style-name="L7">
      <style:paragraph-properties fo:margin-top="0cm" fo:margin-bottom="0cm" loext:contextual-spacing="false"/>
    </style:style>
    <style:style style:name="P4" style:family="paragraph" style:parent-style-name="Text_20_body" style:list-style-name="L7">
      <style:paragraph-properties fo:margin-top="0cm" fo:margin-bottom="0cm" loext:contextual-spacing="false" fo:text-align="center" style:justify-single-word="false"/>
      <style:text-properties fo:font-size="14pt" fo:font-weight="bold" style:font-size-asian="14pt" style:font-weight-asian="bold" style:font-size-complex="14pt" style:font-weight-complex="bold"/>
    </style:style>
    <style:style style:name="T1" style:family="text">
      <style:text-properties loext:padding="0cm" loext:border="none"/>
    </style:style>
    <style:style style:name="T2" style:family="text">
      <style:text-properties officeooo:rsid="000d3a1d" loext:padding="0cm" loext:border="none"/>
    </style:style>
    <style:style style:name="T3" style:family="text">
      <style:text-properties fo:language="en" fo:country="US" officeooo:rsid="000d3a1d"/>
    </style:style>
    <style:style style:name="T4" style:family="text">
      <style:text-properties fo:language="en" fo:country="US" officeooo:rsid="000d3a1d" loext:padding="0cm" loext:border="none"/>
    </style:style>
    <style:style style:name="T5" style:family="text">
      <style:text-properties fo:language="en" fo:country="US" loext:padding="0cm" loext:border="none"/>
    </style:style>
    <style:style style:name="T6" style:family="text">
      <style:text-properties fo:language="en" fo:country="US" officeooo:rsid="000dcf8a" loext:padding="0cm" loext:border="none"/>
    </style:style>
    <style:style style:name="T7" style:family="text">
      <style:text-properties style:text-position="super 58%" fo:language="en" fo:country="US" officeooo:rsid="000d3a1d" loext:padding="0cm" loext:border="none"/>
    </style:style>
    <style:style style:name="T8" style:family="text">
      <style:text-properties style:text-position="0% 100%" fo:language="en" fo:country="US" officeooo:rsid="000d3a1d"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_wrap">
        <text:section text:style-name="Sect1" text:name="page_layout">
          <text:section text:style-name="Sect1" text:name="page_body">
            <text:section text:style-name="Sect1" text:name="wrap3">
              <text:section text:style-name="Sect1" text:name="wrap2">
                <text:section text:style-name="Sect1" text:name="wrap1">
                  <text:section text:style-name="Sect1" text:name="content">
                    <text:list xml:id="list1198805080" text:style-name="L7">
                      <text:list-header>
                        <text:p text:style-name="P4"><text:span text:style-name="T2">№__. Индукция-</text:span><text:span text:style-name="T6">2</text:span><text:span text:style-name="T2">. </text:span></text:p>
                        <text:p text:style-name="P3"><text:span text:style-name="T2"/></text:p>
                      </text:list-header>
                      <text:list-item>
                        <text:p text:style-name="P3"><text:span text:style-name="T2">П</text:span><text:span text:style-name="T1">о кругу написано 10 чисел: 5 единиц и 5 минус единиц. Каждую минуту между любыми двумя соседними числами записывают их сумму, после чего имевшиеся до этого момента числа стирают. Чему будет равна сумма чисел, которые будут написаны спустя один час?</text:span></text:p>
                      </text:list-item>
                      <text:list-item>
                        <text:p text:style-name="P1"><text:span text:style-name="T1">В двух сосудах находится поровну воды. Из первого сосуда переливают половину имеющейся в нем воды во второй, затем из второго переливают треть имеющейся в нем воды в первый, затем из первого переливают четверть имеющейся в нем воды во второй и т.д. В каком сосуде окажется больше воды после 100 переливаний: в первом или во втором?</text:span></text:p>
                      </text:list-item>
                      <text:list-item>
                        <text:p text:style-name="P1"><text:span text:style-name="T1">На доске написаны два числа 1, 1. Затем между ними вписывают их сумму; получается 1, 2, 1. Затем между каждыми двумя снова вписывают их сумму: 1, 3, 2, 3, 1. Такое действие выполняют ещё 10 раз. а) Сколько чисел будет на доске? б) Какова будет их сумма?</text:span></text:p>
                      </text:list-item>
                      <text:list-item>
                        <text:p text:style-name="P1"><text:span text:style-name="T1">В шахматном турнире каждый участник сыграл с каждым другим одну партию. Докажите, что участников можно так занумеровать, что окажется, что ни один участник не проиграл непосредственно за ним следующему.</text:span></text:p>
                      </text:list-item>
                      <text:list-item>
                        <text:p text:style-name="P1"><text:span text:style-name="T1">Докажите, что квадрат </text:span><text:span text:style-name="T5">2</text:span><text:span text:style-name="T7">n </text:span><text:span text:style-name="T8">×2</text:span><text:span text:style-name="T7">n <text:s/></text:span><text:span text:style-name="T5">без</text:span><text:span text:style-name="T1"> одной клетки при любом натуральном n &gt; 2 можно разрезать на «уголки» из трех клеток.</text:span></text:p>
                      </text:list-item>
                      <text:list-item>
                        <text:p text:style-name="P1"><text:span text:style-name="T1">Каждый из 50 депутатов парламента подготовил речь, которая, возможно, является оскорбительной, но не более чем для трех других депутатов. После произнесения речи депутат покидает здание парламента. Докажите, что можно таким образом составить расписание выступлений депутатов, чтобы каждый из них выслушал оскорбления не более трех раз.</text:span></text:p>
                      </text:list-item>
                      <text:list-item>
                        <text:p text:style-name="P2"><text:span text:style-name="T1">Перед шеренгой новобранцев стоит капрал и командует: «Нале-ВО!» По этой команде некоторые солдаты поворачиваются налево, остальные — направо. После этого через каждую секунду каждые два солдата, оказавшиеся лицом друг к другу, поворачиваются друг к другу затылками. Докажите, что через некоторое время движение прекратится.</text:span></text:p>
                      </text:list-item>
                      <text:list-item>
                        <text:p text:style-name="P2"><text:span text:style-name="T1">На кольцевой автотрассе стоит несколько машин, в баках которых находится количество бензина, достаточное для того, чтобы объехать всю трассу. Докажите, что одна из машин может объехать трассу, забирая по дороге бензин у других машин.</text:span></text:p>
                      </text:list-item>
                      <text:list-item>
                        <text:p text:style-name="P2"><text:span text:style-name="T1">Клетки шахматной доски 100 × 100 раскрашены в 4 цвета так, что в любом квадрате 2</text:span><text:span text:style-name="T4"> </text:span><text:span text:style-name="T1">× 2 все клетки разного цвета. Докажите, что угловые клетки раскрашены в разные цвета.</text:span></text:p>
                      </text:list-item>
                      <text:list-item>
                        <text:p text:style-name="P2"><text:span text:style-name="T1">В таблице из трех строк и 1000 столбцов произвольным образом расставлены фишки: 1000 белых, 1000 красных и 1000 синих. Докажите, что можно так переставить фишки в каждой строке, чтобы в каждом столбце оказались фишки всех трех цветов, причем можно будет обойтись менее чем 2000 перестановками.</text:span></text:p>
                      </text:list-item>
                    </text:list>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9:14:55.973000000</meta:creation-date>
    <dc:date>2017-07-30T19:27:13.240000000</dc:date>
    <meta:editing-duration>PT1M36S</meta:editing-duration>
    <meta:editing-cycles>1</meta:editing-cycles>
    <meta:document-statistic meta:table-count="0" meta:image-count="0" meta:object-count="0" meta:page-count="1" meta:paragraph-count="11" meta:word-count="400" meta:character-count="2542" meta:non-whitespace-character-count="2160"/>
    <meta:generator>LibreOffice/5.4.0.3$Windows_x86 LibreOffice_project/7556cbc6811c9d992f4064ab9287069087d7f62c</meta:generator>
  </office:meta>
</office:document-meta>
</file>